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  <style:style style:name="P3" style:family="paragraph" style:parent-style-name="Heading_20_3">
      <style:paragraph-properties fo:padding="0.0193in" fo:border="0.0008in solid #d9d9e3"/>
    </style:style>
    <style:style style:name="P4" style:family="paragraph" style:parent-style-name="Heading_20_4">
      <style:paragraph-properties fo:padding="0.0193in" fo:border="0.0008in solid #d9d9e3"/>
    </style:style>
    <style:style style:name="P5" style:family="paragraph" style:parent-style-name="Text_20_body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Глава 9: Адаптивная и отзывчивая веб-разработка</text:h>
      <text:h text:style-name="P2" text:outline-level="4">9.1. Основные концепции</text:h>
      <text:p text:style-name="P1">Изучение основных принципов адаптивного и отзывчивого дизайна: адаптивность под разные устройства и разрешения экранов, учет разнообразных размеров и ориентаций.</text:p>
      <text:h text:style-name="P2" text:outline-level="4">9.2. Медиа-запросы и гибкие сетки</text:h>
      <text:p text:style-name="P1">Понимание медиа-запросов CSS и их использование для создания адаптивного дизайна. Работа с гибкими сетками для управления распределением элементов на странице.</text:p>
      <text:h text:style-name="P2" text:outline-level="4">9.3. Flexbox и Grid</text:h>
      <text:p text:style-name="P1">Изучение Flexbox и CSS Grid как инструментов для создания гибких макетов и контроля над распределением элементов на странице в отзывчивом дизайне.</text:p>
      <text:h text:style-name="P2" text:outline-level="4">9.4. Изображения и мультимедиа</text:h>
      <text:p text:style-name="P1">Рассмотрение методов обработки изображений и мультимедиа для адаптивности: использование адаптивных изображений, видео и аудио, учет разных разрешений экранов.</text:p>
      <text:h text:style-name="P2" text:outline-level="4">9.5. Типография и шрифты</text:h>
      <text:p text:style-name="P1">Изучение адаптивности шрифтов и типографии на веб-страницах: использование относительных размеров, подходящих шрифтов и линейной шкалы.</text:p>
      <text:h text:style-name="P2" text:outline-level="4">9.6. Мобильное первое проектирование</text:h>
      <text:p text:style-name="P1">Понимание методики "Mobile First" в проектировании: начало разработки с мобильной версии, постепенное добавление функционала и улучшение для более крупных устройств.</text:p>
      <text:h text:style-name="P2" text:outline-level="4">9.7. Тестирование и отладка на разных устройствах</text:h>
      <text:p text:style-name="P1">Обзор инструментов для тестирования и отладки отзывчивого дизайна на различных устройствах: использование браузерных инструментов, эмуляторов, реальных устройств.</text:p>
      <text:h text:style-name="P2" text:outline-level="4">9.8. Лучшие практики и оптимизация</text:h>
      <text:p text:style-name="P1">Рассмотрение лучших практик создания адаптивных и отзывчивых интерфейсов: оптимизация загрузки, улучшение пользовательского опыта на разных устройствах.</text:p>
      <text:p text:style-name="P1">Эта глава представляет фундаментальные концепции и техники в создании адаптивных и отзывчивых интерфейсов для веб-разработки. Освоение этих принципов позволяет разработчикам создавать веб-приложения и сайты, которые оптимально адаптируются к различным устройствам и экранам, обеспечивая пользователям удобство и приятный пользовательский опыт, независимо от используемого устройства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4</meta:editing-cycles>
    <meta:generator>OpenOffice/4.1.14$Win32 OpenOffice.org_project/4114m1$Build-9811</meta:generator>
    <dc:date>2023-12-02T14:27:56.61</dc:date>
    <dc:creator>Dima Wide</dc:creator>
    <meta:document-statistic meta:table-count="0" meta:image-count="0" meta:object-count="0" meta:page-count="1" meta:paragraph-count="18" meta:word-count="231" meta:character-count="1917"/>
    <meta:user-defined meta:name="Info 1"/>
    <meta:user-defined meta:name="Info 2"/>
    <meta:user-defined meta:name="Info 3"/>
    <meta:user-defined meta:name="Info 4"/>
  </office:meta>
</office:document-meta>
</file>